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059" fo:font-size="20pt" style:text-underline-style="solid" style:text-underline-width="bold" style:text-underline-color="font-color" officeooo:rsid="000f6a7e" officeooo:paragraph-rsid="000f6a7e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rsid="000f2325" officeooo:paragraph-rsid="000f2325"/>
    </style:style>
    <style:style style:name="P3" style:family="paragraph" style:parent-style-name="Standard">
      <style:paragraph-properties fo:text-align="start" style:justify-single-word="false"/>
      <style:text-properties fo:color="#ff4000" loext:opacity="100%" fo:font-size="15pt" style:text-underline-style="solid" style:text-underline-width="bold" style:text-underline-color="font-color" officeooo:rsid="0012ce3c" officeooo:paragraph-rsid="0012ce3c" fo:background-color="transparen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color="#ff8000" loext:opacity="100%" fo:font-size="15pt" style:text-underline-style="solid" style:text-underline-width="bold" style:text-underline-color="#007f4c" officeooo:paragraph-rsid="0012ce3c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color="#ff8000" loext:opacity="100%" fo:font-size="15pt" style:text-underline-style="solid" style:text-underline-width="bold" style:text-underline-color="font-color" officeooo:paragraph-rsid="0012ce3c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paragraph-rsid="0012ce3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2ce3c" officeooo:paragraph-rsid="0012ce3c" fo:background-color="transparen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2pt" style:text-underline-style="none" officeooo:rsid="0012ce3c" officeooo:paragraph-rsid="0012ce3c" fo:background-color="transparen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35ed5" officeooo:paragraph-rsid="00135ed5" fo:background-color="transparent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paragraph-rsid="0012ce3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12ce3c" officeooo:paragraph-rsid="0012ce3c" fo:background-color="transparent" style:font-size-asian="12pt" style:font-weight-asian="bold" style:font-size-complex="12pt" style:font-weight-complex="bold"/>
    </style:style>
    <style:style style:name="T1" style:family="text">
      <style:text-properties fo:color="#00a933" loext:opacity="100%"/>
    </style:style>
    <style:style style:name="T2" style:family="text">
      <style:text-properties fo:color="#00a933" loext:opacity="100%" officeooo:rsid="0012ce3c"/>
    </style:style>
    <style:style style:name="T3" style:family="text">
      <style:text-properties fo:color="#ff0000" loext:opacity="100%"/>
    </style:style>
    <style:style style:name="T4" style:family="text">
      <style:text-properties officeooo:rsid="0012ce3c" fo:background-color="transparent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officeooo:rsid="0012ce3c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5"><text:span text:style-name="T4">1.</text:span><text:bookmark text:name="yui_3_17_2_1_1695308416770_189"/>¿Cuál es la diferencia de colocar un script en el head o en el body?</text:p>
      <text:p text:style-name="P4"/>
      <text:p text:style-name="P10">&lt;<text:span text:style-name="T7">HEAD&gt;</text:span></text:p>
      <text:p text:style-name="P10"/>
      <text:p text:style-name="P6"><text:span text:style-name="T7">Los scripts </text:span>se carga y se ejecuta antes de que se cargue el contenido del `&lt;body&gt;`. </text:p>
      <text:p text:style-name="P6"/>
      <text:p text:style-name="P6">Esto significa que el script se ejecutará antes de que cualquier elemento en la página.</text:p>
      <text:p text:style-name="P6"/>
      <text:p text:style-name="P7">Útil cuando necesitas cargar bibliotecas externas o definir variables globales </text:p>
      <text:p text:style-name="P7"/>
      <text:p text:style-name="P7"/>
      <text:p text:style-name="P11">&lt;BODY&gt;</text:p>
      <text:p text:style-name="P8"/>
      <text:p text:style-name="P7">El contenido HTML se carga antes de que se ejecute los scripts. </text:p>
      <text:p text:style-name="P7"/>
      <text:p text:style-name="P7">Esto significa que los scripts puede acceder a todos los elementos HTML presentes en el documento.</text:p>
      <text:p text:style-name="P7"/>
      <text:p text:style-name="P7">Útil cuando necesitan acceder a elementos específicos de la página, como botones, formularios o elementos generados dinámicamente.</text:p>
      <text:p text:style-name="P7"/>
      <text:p text:style-name="P7"/>
      <text:p text:style-name="P3">2. ¿En que lugar del body se debe colocar? ¿al principio o al final del body? Razona las respuestas</text:p>
      <text:p text:style-name="P3"/>
      <text:p text:style-name="P9">La recomendación es colocarlos al final del body.</text:p>
      <text:p text:style-name="P9"/>
      <text:p text:style-name="P9">Las razones principales son :</text:p>
      <text:p text:style-name="P9"/>
      <text:p text:style-name="P9"><text:span text:style-name="T8">Carga mas rápida</text:span> : <text:tab/> Al colocarlos al final haces que todo el contenido de la pagina se cargue <text:tab/><text:tab/><text:tab/><text:tab/> primero, así los usuarios podrán ver y utilizar la pagina antes de que cargue.</text:p>
      <text:p text:style-name="P9"/>
      <text:p text:style-name="P9"><text:span text:style-name="T8">Acceso al DOM </text:span>:<text:tab/> Te aseguras que todo los elementos del DOM estén disponibles para el script.</text:p>
      <text:p text:style-name="P9"/>
      <text:p text:style-name="P9"><text:span text:style-name="T8">Mejor Rendimiento</text:span> : Evitas bloquear el renderizado de la pagina.</text:p>
      <text:p text:style-name="P9"/>
      <text:p text:style-name="P9">En resumen colocarlos al final ofrece ventajas tanto al usuario como al desarrollador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2pt" fo:font-weight="normal" style:font-size-asian="10.5pt" style:font-weight-asian="normal" style:font-size-complex="12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059" fo:font-size="20pt" style:text-underline-style="solid" style:text-underline-width="bold" style:text-underline-color="font-color" officeooo:rsid="000f6a7e" officeooo:paragraph-rsid="000f6a7e" style:font-size-asian="20pt" style:font-size-complex="20pt"/>
    </style:style>
    <style:style style:name="MT1" style:family="text">
      <style:text-properties fo:color="#00a933" loext:opacity="100%"/>
    </style:style>
    <style:style style:name="MT2" style:family="text">
      <style:text-properties fo:color="#00a933" loext:opacity="100%" officeooo:rsid="0012ce3c"/>
    </style:style>
    <style:style style:name="MT3" style:family="text">
      <style:text-properties fo:color="#ff0000" loext: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DAD <text:s/></text:span><text:span text:style-name="MT2">2</text:span><text:span text:style-name="MT1"> :</text:span><text:span text:style-name="MT3"> ACTIVIDAD 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9:43:48.706252337</meta:creation-date>
    <dc:date>2023-09-21T17:21:39.804444139</dc:date>
    <meta:editing-duration>PT1H44M46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1" meta:paragraph-count="17" meta:word-count="212" meta:character-count="1245" meta:non-whitespace-character-count="1038"/>
  </office:meta>
</office:document-meta>
</file>